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tdocimport.py" manifest:media-type=""/>
  <manifest:file-entry manifest:full-path="Scripts/python/pythonpath/indoc/__init__.py" manifest:media-type=""/>
  <manifest:file-entry manifest:full-path="Scripts/python/pythonpath/indoc/documentevent.py" manifest:media-type=""/>
  <manifest:file-entry manifest:full-path="Scripts/python/pythonpath/indoc/staticdialog3.py" manifest:media-type=""/>
  <manifest:file-entry manifest:full-path="Scripts/python/pythonpath/indoc/dialogs.py" manifest:media-type=""/>
  <manifest:file-entry manifest:full-path="Scripts/python/pythonpath/indoc/listeners.py" manifest:media-type=""/>
  <manifest:file-entry manifest:full-path="Scripts/python/pythonpath/indoc/commons.py" manifest:media-type=""/>
  <manifest:file-entry manifest:full-path="Scripts/python/pythonpath/indoc/historydialog8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7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9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1" table:number-columns-repeated="1012" table:default-cell-style-name="ce3"/>
        <table:table-row table:style-name="ro1">
          <table:table-cell office:value-type="string" calcext:value-type="string">
            <text:p>staticdialog3</text:p>
          </table:table-cell>
          <table:table-cell office:value-type="string" calcext:value-type="string">
            <text:p>historydialog8</text:p>
          </table:table-cell>
          <table:table-cell table:number-columns-repeated="1012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alogstate_historydialog8</text:p>
          </table:table-cell>
          <table:table-cell office:value-type="string" calcext:value-type="string">
            <text:p>{"Width": 249, "CheckBox1sate": 1, "CheckBox2sate": 0, "Height": 137}</text:p>
          </table:table-cell>
        </table:table-row>
        <table:table-row table:style-name="ro1">
          <table:table-cell office:value-type="string" calcext:value-type="string">
            <text:p>GridDatarows_historydialog8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OptionCheck": false, "Width": 192, "CloseCheck": false, "Height": 125, "CheckBox2sate": 1, "CheckBox1sate": 0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2"], ["item3"], ["item4"]]</text:p>
          </table:table-cell>
        </table:table-row>
      </table:table>
      <table:named-expressions>
        <table:named-expression table:name="dialogstate_historydialog3" table:base-cell-address="$Sheet3.$B$17" table:expression="#REF!"/>
        <table:named-expression table:name="dialogstate_historydialog5" table:base-cell-address="$Sheet3.$B$5" table:expression="#REF!"/>
        <table:named-expression table:name="dialogstate_historydialog7" table:base-cell-address="$Sheet3.$B$9" table:expression="#REF!"/>
        <table:named-range table:name="dialogstate_historydialog8" table:base-cell-address="$config.$B$1" table:cell-range-address="$config.$B$1"/>
        <table:named-expression table:name="dialogstate_historydialog9" table:base-cell-address="$Sheet3.$B$21" table:expression="#REF!"/>
        <table:named-expression table:name="dialogstate_staticdialog2" table:base-cell-address="$Sheet3.$B$11" table:expression="#REF!"/>
        <table:named-range table:name="dialogstate_staticdialog3" table:base-cell-address="$config.$B$3" table:cell-range-address="$config.$B$3"/>
        <table:named-expression table:name="GridDatarows_historydialog2" table:base-cell-address="$Sheet3.$B$16" table:expression="#REF!"/>
        <table:named-expression table:name="GridDatarows_historydialog4" table:base-cell-address="$Sheet3.$B$4" table:expression="#REF!"/>
        <table:named-expression table:name="GridDatarows_historydialog6" table:base-cell-address="$Sheet3.$B$8" table:expression="#REF!"/>
        <table:named-range table:name="GridDatarows_historydialog8" table:base-cell-address="$config.$B$2" table:cell-range-address="$config.$B$2"/>
        <table:named-expression table:name="GridDatarows_staticdialog1" table:base-cell-address="$Sheet3.$B$2" table:expression="#REF!"/>
        <table:named-range table:name="GridDatarows_staticdialog3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00/00/00</text:date>, <text:time style:data-style-name="N2" text:time-value="17:18:26.55349213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9T17:19:48.965319908</dc:date>
    <meta:editing-duration>P1DT20H31M13S</meta:editing-duration>
    <meta:editing-cycles>326</meta:editing-cycles>
    <meta:document-statistic meta:table-count="2" meta:cell-count="10" meta:object-count="0"/>
  </office:meta>
</office:document-meta>
</file>